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F0000001ACE99D3ED3283E003.png" manifest:media-type="image/png"/>
  <manifest:file-entry manifest:full-path="Pictures/10000201000000C20000001C088B76BC7D40837D.png" manifest:media-type="image/png"/>
  <manifest:file-entry manifest:full-path="Pictures/100002010000026A000001E8C49B9BEFAE066632.png" manifest:media-type="image/png"/>
  <manifest:file-entry manifest:full-path="Pictures/100002010000006E00000021A886B71658DEA9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508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.047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957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.135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187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35cm" svg:height="12.911cm" svg:x="2.303cm" svg:y="7.901cm">
          <draw:image xlink:href="Pictures/100002010000026A000001E8C49B9BEFAE066632.png" xlink:type="simple" xlink:show="embed" xlink:actuate="onLoad" loext:mime-type="image/png">
            <text:p/>
          </draw:image>
        </draw:frame>
        <draw:frame draw:style-name="gr2" draw:text-style-name="P1" draw:layer="layout" svg:width="2.4cm" svg:height="0.872cm" svg:x="5.953cm" svg:y="13.971cm">
          <draw:image xlink:href="Pictures/100002010000006E00000021A886B71658DEA922.png" xlink:type="simple" xlink:show="embed" xlink:actuate="onLoad" loext:mime-type="image/png">
            <text:p/>
          </draw:image>
        </draw:frame>
        <draw:frame draw:style-name="gr3" draw:text-style-name="P1" draw:layer="layout" svg:width="2.084cm" svg:height="0.74cm" svg:x="11.489cm" svg:y="14.462cm">
          <draw:image xlink:href="Pictures/10000201000000C20000001C088B76BC7D40837D.png" xlink:type="simple" xlink:show="embed" xlink:actuate="onLoad" loext:mime-type="image/png">
            <text:p/>
          </draw:image>
        </draw:frame>
        <draw:frame draw:style-name="gr4" draw:text-style-name="P1" draw:layer="layout" svg:width="3.174cm" svg:height="0.74cm" svg:x="10.906cm" svg:y="13.7cm">
          <draw:image xlink:href="Pictures/10000201000000C20000001C088B76BC7D40837D.png" xlink:type="simple" xlink:show="embed" xlink:actuate="onLoad" loext:mime-type="image/png">
            <text:p/>
          </draw:image>
        </draw:frame>
        <draw:frame draw:style-name="gr5" draw:text-style-name="P1" draw:layer="layout" svg:width="3.187cm" svg:height="0.687cm" svg:x="16.228cm" svg:y="14.537cm">
          <draw:image xlink:href="Pictures/10000201000000EF0000001ACE99D3ED3283E003.png" xlink:type="simple" xlink:show="embed" xlink:actuate="onLoad" loext:mime-type="image/png">
            <text:p/>
          </draw:image>
        </draw:frame>
        <draw:frame draw:style-name="gr6" draw:text-style-name="P1" draw:layer="layout" svg:width="3.135cm" svg:height="0.687cm" svg:x="16.026cm" svg:y="13.648cm">
          <draw:image xlink:href="Pictures/10000201000000EF0000001ACE99D3ED3283E00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6T15:53:26.583181254</meta:creation-date>
    <dc:date>2019-06-06T15:59:05.605729480</dc:date>
    <meta:editing-duration>PT5M40S</meta:editing-duration>
    <meta:editing-cycles>1</meta:editing-cycles>
    <meta:document-statistic meta:object-count="6"/>
    <meta:generator>LibreOffice/6.1.6.3$Linux_X86_64 LibreOffice_project/10$Build-3</meta:generator>
  </office:meta>
</office:document-meta>
</file>